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Normal"><text:span text:style-name="T1">MEDIDAS PARA MEJORAR LA PRIVACIDAD EN NUESTRO ACCESO A INTERNET</text:span><text:line-break/><text:line-break/>1. <text:line-break/>Medida:Herramienta Tor<text:line-break/>Protección obtenida:Encamina tu tráfico por una serie de nodos, haciendo que <text:line-break/>Información obtenida en: <text:a xlink:type="simple" xlink:href="http://articulos.softonic.com/que-es-tor-uso-seguridad-y-alternativas" text:style-name="Internet_20_link" text:visited-style-name="Visited_20_Internet_20_Link">http://articulos.softonic.com/que-es-tor-uso-seguridad-y-alternativas</text:a> (Emmanuel)<text:line-break/>2.<text:line-break/>Medida:<text:span text:style-name="T1">Do Not Track Plus</text:span><text:line-break/>Protección obtenida:Cualquier empresa que intente recopilar información sobre nuestros hábitos en la red, historial o cualquier otro tipo de información relevante, se quedará con las ganas<text:line-break/>Información obtenida en:  <text:a xlink:type="simple" xlink:href="http://www.pillateunlinux.com/8-herramientas-para-proteger-tu-privacidad-en-internet/" text:style-name="Internet_20_link" text:visited-style-name="Visited_20_Internet_20_Link">http://www.pillateunlinux.com/8-herramientas-para-proteger-tu-privacidad-en-internet/</text:a> (Abraham)<text:line-break/>3. <text:line-break/>Medida:<text:span text:style-name="T1">Adblock Plus</text:span><text:line-break/>Protección obtenida:Adblock Plus elimina cómodamente los pop-up y otros anuncios intrusivos<text:line-break/>Información obtenida en: <text:a xlink:type="simple" xlink:href="http://www.yoseomarketing.com/blog/la-privacidad-en-internet-herramientas-defensa/" text:style-name="Internet_20_link" text:visited-style-name="Visited_20_Internet_20_Link">http://www.yoseomarketing.com/blog/la-privacidad-en-internet-herramientas-defensa/</text:a> (Abrham)<text:line-break/>4. <text:line-break/>Medida:Ghostery<text:line-break/>Protección obtenida:Bloquea el tráfico de rastreo, evitamos que recojan y traten parte de nuestra información personal sin nuestro consentimiento<text:line-break/>Información obtenida en: <text:a xlink:type="simple" xlink:href="https://www.osi.es/es/actualidad/blog/2015/02/06/dale-un-extra-de-seguridad-tu-navegador-usa-complementos.html" text:style-name="Internet_20_link" text:visited-style-name="Visited_20_Internet_20_Link">https://www.osi.es/es/actualidad/blog/2015/02/06/dale-un-extra-de-seguridad-tu-navegador-usa-complementos.html</text:a> (Emmanuel)<text:line-break/>5. <text:line-break/>MedidaOrbot<text:line-break/>Protección obtenida:permite a los usuarios de teléfonos móviles para acceder  a la web , mensajería instantánea y correo electrónico sin ser motoreada o bloqueada por su proveedor<text:line-break/>Información obtenida en: <text:a xlink:type="simple" xlink:href="https://www.torproject.org/docs/android.html.en" text:style-name="Internet_20_link" text:visited-style-name="Visited_20_Internet_20_Link">https://www.torproject.org/docs/android.html.en</text:a> (Fran)<text:line-break/>6.<text:line-break/>Medida: Privacy Badger<text:line-break/>Protección obtenida: Bloquea automáticamente anuncos de espionajes y trackers invisibles<text:line-break/>Informacion obtenida en: <text:a xlink:type="simple" xlink:href="https://addons.mozilla.org/es/firefox/addon/privacy-badger-firefox/" text:style-name="Internet_20_link" text:visited-style-name="Visited_20_Internet_20_Link">https://addons.mozilla.org/es/firefox/addon/privacy-badger-firefox/</text:a> (Emmanuel)<text:line-break/>7.<text:line-break/>Medida: Https everywhere<text:line-break/>Protección obtenida:Complemento que cifra la mayoria de nuestras conexiones mediante https, siempre y cuando la página nos lo permita<text:line-break/>Informacion obtenida en: <text:a xlink:type="simple" xlink:href="http://www.omicrono.com/2013/06/5-extensiones-de-chrome-para-mejorar-tu-privacidad/" text:style-name="Internet_20_link" text:visited-style-name="Visited_20_Internet_20_Link">http://www.omicrono.com/2013/06/5-extensiones-de-chrome-para-mejorar-tu-privacidad/</text:a> (Emmanuel)<text:line-break/>8.<text:line-break/>Medida:Ajustes de privacidad y seguridad del buscador<text:line-break/>Protección obtenida:Menos información recopilada por parte de programas de spyware<text:line-break/>Informacion obtenida en: <text:a xlink:type="simple" xlink:href="https://support.mozilla.org/es/products/firefox/privacy-and-security/passwords-forms-search-and-history" text:style-name="Internet_20_link" text:visited-style-name="Visited_20_Internet_20_Link">https://support.mozilla.org/es/products/firefox/privacy-and-security/passwords-forms-search-and-history</text:a> (Daniel.B)<text:line-break/><text:soft-page-break/>9.<text:line-break/>Medida: ultrasurf<text:line-break/>Proteccion obtenida: Es para navegar anonimamente enmascarando IP. <text:line-break/>Informacion obtenida en: <text:a xlink:type="simple" xlink:href="http://es.ccm.net/faq/424-navegar-anonimamente" text:style-name="Internet_20_link" text:visited-style-name="Visited_20_Internet_20_Link">http://es.ccm.net/faq/424-navegar-anonimamente</text:a> (Hector)<text:line-break/><text:line-break/><text:line-break/><text:line-break/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loext:graphic-properties draw:fill="none" draw:fill-color="#729fcf"/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fo:background-color="transparent"/>
      <style:text-properties fo:color="#000000" style:font-name="Liberation Serif1" fo:font-family="'Liberation Serif'" fo:font-size="12pt" fo:font-weight="normal" fo:background-color="transparen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799cm" fo:margin-bottom="2.799cm" fo:margin-left="2.799cm" fo:margin-right="2.7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0" meta:image-count="0" meta:object-count="0" meta:page-count="2" meta:paragraph-count="1" meta:word-count="230" meta:character-count="2391" meta:non-whitespace-character-count="2149"/>
  </office:meta>
</office:document-meta>
</file>